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3919" officeooo:paragraph-rsid="00103919"/>
    </style:style>
    <style:style style:name="P2" style:family="paragraph" style:parent-style-name="Standard">
      <style:text-properties officeooo:rsid="0010d260" officeooo:paragraph-rsid="0010d260"/>
    </style:style>
    <style:style style:name="P3" style:family="paragraph" style:parent-style-name="Standard">
      <style:text-properties officeooo:rsid="0010d260" officeooo:paragraph-rsid="0011f38f"/>
    </style:style>
    <style:style style:name="P4" style:family="paragraph" style:parent-style-name="Standard">
      <style:text-properties fo:font-size="22pt" fo:font-weight="bold" officeooo:rsid="00103919" officeooo:paragraph-rsid="00103919" style:font-size-asian="22pt" style:font-weight-asian="bold" style:font-size-complex="22pt" style:font-weight-complex="bold"/>
    </style:style>
    <style:style style:name="P5" style:family="paragraph" style:parent-style-name="Standard">
      <style:text-properties officeooo:rsid="00134be7" officeooo:paragraph-rsid="00137006"/>
    </style:style>
    <style:style style:name="P6" style:family="paragraph" style:parent-style-name="Standard">
      <style:text-properties officeooo:rsid="00137006" officeooo:paragraph-rsid="00137006"/>
    </style:style>
    <style:style style:name="P7" style:family="paragraph" style:parent-style-name="Standard" style:list-style-name="L1">
      <style:text-properties officeooo:rsid="00103919" officeooo:paragraph-rsid="00103919"/>
    </style:style>
    <style:style style:name="P8" style:family="paragraph" style:parent-style-name="Standard" style:list-style-name="L2">
      <style:text-properties officeooo:rsid="00103919" officeooo:paragraph-rsid="00103919"/>
    </style:style>
    <style:style style:name="P9" style:family="paragraph" style:parent-style-name="Standard" style:list-style-name="L3">
      <style:text-properties officeooo:rsid="00137006" officeooo:paragraph-rsid="00137006"/>
    </style:style>
    <style:style style:name="T1" style:family="text">
      <style:text-properties officeooo:rsid="001039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260" style:font-weight-asian="bold" style:font-weight-complex="bold"/>
    </style:style>
    <style:style style:name="T4" style:family="text">
      <style:text-properties fo:font-weight="bold" officeooo:rsid="002e3aae" style:font-weight-asian="bold" style:font-weight-complex="bold"/>
    </style:style>
    <style:style style:name="T5" style:family="text">
      <style:text-properties officeooo:rsid="0010d260"/>
    </style:style>
    <style:style style:name="T6" style:family="text">
      <style:text-properties officeooo:rsid="0011f38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0d260" style:font-style-asian="italic" style:font-style-complex="italic"/>
    </style:style>
    <style:style style:name="T9" style:family="text">
      <style:text-properties fo:font-style="italic" officeooo:rsid="00137006" style:font-style-asian="italic" style:font-style-complex="italic"/>
    </style:style>
    <style:style style:name="T10" style:family="text">
      <style:text-properties officeooo:rsid="00137006"/>
    </style:style>
    <style:style style:name="T11" style:family="text">
      <style:text-properties officeooo:rsid="001ab347"/>
    </style:style>
    <style:style style:name="T12" style:family="text">
      <style:text-properties officeooo:rsid="001fa789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2307ab"/>
    </style:style>
    <style:style style:name="T15" style:family="text">
      <style:text-properties officeooo:rsid="0023b173"/>
    </style:style>
    <style:style style:name="T16" style:family="text">
      <style:text-properties officeooo:rsid="002aa37d"/>
    </style:style>
    <style:style style:name="T17" style:family="text">
      <style:text-properties officeooo:rsid="003bf8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труктура психики</text:p>
      <text:p text:style-name="P1"/>
      <text:p text:style-name="P1">Психика человека делится на 3 взаимодействующие между собой части:</text:p>
      <text:p text:style-name="P1"/>
      <text:list xml:id="list2014025782" text:style-name="L1">
        <text:list-item>
          <text:p text:style-name="P7">Подсознание</text:p>
        </text:list-item>
        <text:list-item>
          <text:p text:style-name="P7">Сознание</text:p>
        </text:list-item>
        <text:list-item>
          <text:p text:style-name="P7">Сверхсознание</text:p>
        </text:list-item>
      </text:list>
      <text:p text:style-name="P1"/>
      <text:p text:style-name="P2">Каждой из данных частей соответствует конкретный вид разума.</text:p>
      <text:p text:style-name="P1"/>
      <text:p text:style-name="P1"><text:span text:style-name="T2">Подсознательный разум</text:span> — это алгоритм, <text:span text:style-name="T5">базирующийся на</text:span> по<text:span text:style-name="T14">д</text:span>корковых мозговых центр<text:span text:style-name="T10">ах</text:span>, <text:s/>управляющий эмоциями <text:span text:style-name="T5">и движениями </text:span>(эмоциональный разум), состоянием организма посредством вегетативной нервной системы (соматический разум) и <text:span text:style-name="T5">сотоянием отдельных клеток на основе </text:span>ДНК-<text:span text:style-name="T5">программы</text:span> (клеточный разум).</text:p>
      <text:p text:style-name="P1"/>
      <text:p text:style-name="P1">Таким образом подсознательный разум делиться на 3 части:</text:p>
      <text:p text:style-name="P1"/>
      <text:list xml:id="list3369873139" text:style-name="L2">
        <text:list-item>
          <text:p text:style-name="P8">Эмоциональный разум</text:p>
        </text:list-item>
        <text:list-item>
          <text:p text:style-name="P8">Соматический разум</text:p>
        </text:list-item>
        <text:list-item>
          <text:p text:style-name="P8">Клеточный разум</text:p>
        </text:list-item>
      </text:list>
      <text:p text:style-name="P1"/>
      <text:p text:style-name="P1"><text:span text:style-name="T2">Созн</text:span><text:span text:style-name="T3">ательный разум</text:span> — это алгоритм, <text:span text:style-name="T6">базирующийся на</text:span> работ<text:span text:style-name="T6">е</text:span> коры больших полушарий <text:span text:style-name="T6">и </text:span>управляющий <text:span text:style-name="T5">поведением человека на основе </text:span><text:span text:style-name="T8">знания</text:span><text:span text:style-name="T5">, полученного в ходе обучения и опыта.</text:span></text:p>
      <text:p text:style-name="P1"/>
      <text:p text:style-name="P5">Сознательный разум может взаимодействовать с подсознательным разумом на основе механизма интроспекции. <text:span text:style-name="T9">Интроспекция</text:span> <text:span text:style-name="T10">(умение смотреть внутрь) </text:span>— программ<text:span text:style-name="T10">а</text:span> восприятия собственного <text:span text:style-name="T12">психо-эмоционального и соматического</text:span> состояния. Механизм интроспекции позволяет <text:span text:style-name="T12">осознавать</text:span> собственное эмоциональн<text:span text:style-name="T12">ое и соматическое</text:span> состояние <text:span text:style-name="T10">(эмоции и чувства)</text:span>. И за счёт <text:span text:style-name="T7">изменения в поведении</text:span><text:span text:style-name="T13"> </text:span>на основе данного осознания, сознательный разум может влиять на это состояние. </text:p>
      <text:p text:style-name="P5"/>
      <text:p text:style-name="P6">Зачастую подсознательный разум нуждается в коррекции со стороны сознательного разума, по причине неэффективного расходования основного жизненного ресурса организма — его энергии. Стресс и депрессия представляют собой яркую иллюстрацию подобного случая.</text:p>
      <text:p text:style-name="P5"/>
      <text:p text:style-name="P6">Сознательный разум обладает следующими функциями</text:p>
      <text:p text:style-name="P6"/>
      <text:list xml:id="list3553488720" text:style-name="L3">
        <text:list-item>
          <text:p text:style-name="P9"><text:span text:style-name="T2">Восприятие</text:span> — способность принимать информацию от органов чувств</text:p>
          <text:p text:style-name="P9"/>
        </text:list-item>
        <text:list-item>
          <text:p text:style-name="P9"><text:span text:style-name="T2">Мышление</text:span> — способность обрабатывать <text:span text:style-name="T15">воспринимаемую информацию</text:span></text:p>
          <text:p text:style-name="P9"/>
        </text:list-item>
        <text:list-item>
          <text:p text:style-name="P9"><text:span text:style-name="T2">Память</text:span> — способность <text:span text:style-name="T17">сохранить информацию полученную в ходе мышления или восприятия</text:span></text:p>
          <text:p text:style-name="P9"/>
        </text:list-item>
        <text:list-item>
          <text:p text:style-name="P9"><text:span text:style-name="T4">Управление</text:span> — способность <text:span text:style-name="T11">управлять поведением организма на основе информации полученной от памяти, мышления и восприятия (в том числе и передавать полученную информацию другим сознаниям посредством мимики, жестов, творчества, письменности или речи).</text:span></text:p>
          <text:p text:style-name="P9"/>
        </text:list-item>
      </text:list>
      <text:p text:style-name="P3"><text:soft-page-break/><text:span text:style-name="T2">Сверхсознательный разум</text:span> <text:span text:style-name="T1">— не поддаётся описанию, однако может взаимодействовать с сознательным разумом человека посредсвом мысли, проявляющейся в форме озарения (интуиции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4:10:48.846443447</meta:creation-date>
    <dc:date>2020-02-06T23:04:55.020144765</dc:date>
    <meta:editing-duration>PT56M2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257" meta:character-count="2145" meta:non-whitespace-character-count="1907"/>
  </office:meta>
</office:document-meta>
</file>